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新細明體" svg:font-family="新細明體"/>
    <style:font-face style:name="標楷體2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Calibri Light" svg:font-family="'Calibri Light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3.293cm" fo:margin-left="2.572cm" table:align="left"/>
    </style:style>
    <style:style style:name="表格1.A" style:family="table-column">
      <style:table-column-properties style:column-width="2.794cm"/>
    </style:style>
    <style:style style:name="表格1.B" style:family="table-column">
      <style:table-column-properties style:column-width="2.307cm"/>
    </style:style>
    <style:style style:name="表格1.C" style:family="table-column">
      <style:table-column-properties style:column-width="2.392cm"/>
    </style:style>
    <style:style style:name="表格1.D" style:family="table-column">
      <style:table-column-properties style:column-width="3.0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3.293cm" fo:margin-left="2.593cm" table:align="left"/>
    </style:style>
    <style:style style:name="表格2.A" style:family="table-column">
      <style:table-column-properties style:column-width="2.773cm"/>
    </style:style>
    <style:style style:name="表格2.B" style:family="table-column">
      <style:table-column-properties style:column-width="2.286cm"/>
    </style:style>
    <style:style style:name="表格2.C" style:family="table-column">
      <style:table-column-properties style:column-width="2.413cm"/>
    </style:style>
    <style:style style:name="表格2.D" style:family="table-column">
      <style:table-column-properties style:column-width="2.985cm"/>
    </style:style>
    <style:style style:name="表格2.E" style:family="table-column">
      <style:table-column-properties style:column-width="2.83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3.293cm" fo:margin-left="2.614cm" table:align="left"/>
    </style:style>
    <style:style style:name="表格3.A" style:family="table-column">
      <style:table-column-properties style:column-width="2.794cm"/>
    </style:style>
    <style:style style:name="表格3.B" style:family="table-column">
      <style:table-column-properties style:column-width="2.201cm"/>
    </style:style>
    <style:style style:name="表格3.C" style:family="table-column">
      <style:table-column-properties style:column-width="2.498cm"/>
    </style:style>
    <style:style style:name="表格3.D" style:family="table-column">
      <style:table-column-properties style:column-width="2.9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3.208cm" fo:margin-left="2.656cm" table:align="left"/>
    </style:style>
    <style:style style:name="表格4.A" style:family="table-column">
      <style:table-column-properties style:column-width="2.709cm"/>
    </style:style>
    <style:style style:name="表格4.B" style:family="table-column">
      <style:table-column-properties style:column-width="2.286cm"/>
    </style:style>
    <style:style style:name="表格4.C" style:family="table-column">
      <style:table-column-properties style:column-width="2.413cm"/>
    </style:style>
    <style:style style:name="表格4.D" style:family="table-column">
      <style:table-column-properties style:column-width="2.985cm"/>
    </style:style>
    <style:style style:name="表格4.E" style:family="table-column">
      <style:table-column-properties style:column-width="2.815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E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31_6PT_20_--_20_對齊邊線">
      <style:paragraph-properties fo:text-align="center" style:justify-single-word="false"/>
    </style:style>
    <style:style style:name="P2" style:family="paragraph" style:parent-style-name="_31_6PT_20_--_20_對齊邊線">
      <style:paragraph-properties fo:text-align="center" style:justify-single-word="false"/>
      <style:text-properties officeooo:rsid="001431fa" style:language-asian="zh" style:country-asian="TW"/>
    </style:style>
    <style:style style:name="P3" style:family="paragraph" style:parent-style-name="_31_4PT_20_--_20_對齊邊線">
      <style:text-properties officeooo:paragraph-rsid="0026f946" style:language-asian="zh" style:country-asian="TW"/>
    </style:style>
    <style:style style:name="P4" style:family="paragraph" style:parent-style-name="Table_20_Contents">
      <style:text-properties fo:font-size="14pt" style:font-size-asian="14pt"/>
    </style:style>
    <style:style style:name="P5" style:family="paragraph" style:parent-style-name="Table_20_Contents">
      <style:text-properties fo:font-size="14pt" style:font-size-asian="14pt" style:language-asian="zh" style:country-asian="TW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size="14pt" officeooo:paragraph-rsid="005bf136" style:font-size-asian="14pt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/>
    </style:style>
    <style:style style:name="P9" style:family="paragraph" style:parent-style-name="_31_4PT_20_--_20_對齊邊線" style:list-style-name="_31_4pt完整十層_3010_壹_3001_一_3001__28_一_29_1._28_1_29_A.a.甲_3001__28_甲_29__2460__3011_"/>
    <style:style style:name="P10" style:family="paragraph" style:parent-style-name="_31_4PT_20_--_20_對齊邊線" style:list-style-name="_31_4pt完整十層_3010_壹_3001_一_3001__28_一_29_1._28_1_29_A.a.甲_3001__28_甲_29__2460__3011_">
      <style:text-properties officeooo:paragraph-rsid="004b2560"/>
    </style:style>
    <style:style style:name="P11" style:family="paragraph" style:parent-style-name="_31_4PT_20_--_20_對齊邊線" style:list-style-name="_31_4pt完整十層_3010_壹_3001_一_3001__28_一_29_1._28_1_29_A.a.甲_3001__28_甲_29__2460__3011_">
      <style:text-properties officeooo:paragraph-rsid="0043efee"/>
    </style:style>
    <style:style style:name="P12" style:family="paragraph" style:parent-style-name="_31_4PT_20_--_20_對齊邊線" style:list-style-name="_31_4pt完整十層_3010_壹_3001_一_3001__28_一_29_1._28_1_29_A.a.甲_3001__28_甲_29__2460__3011_">
      <style:text-properties officeooo:paragraph-rsid="004c640a"/>
    </style:style>
    <style:style style:name="P13" style:family="paragraph" style:parent-style-name="_31_4PT_20_--_20_對齊邊線" style:list-style-name="_31_4pt完整十層_3010_壹_3001_一_3001__28_一_29_1._28_1_29_A.a.甲_3001__28_甲_29__2460__3011_">
      <style:text-properties style:language-asian="zh" style:country-asian="TW"/>
    </style:style>
    <style:style style:name="P14" style:family="paragraph" style:parent-style-name="_31_4PT_20_--_20_對齊邊線" style:list-style-name="_31_4pt完整十層_3010_壹_3001_一_3001__28_一_29_1._28_1_29_A.a.甲_3001__28_甲_29__2460__3011_">
      <style:text-properties officeooo:paragraph-rsid="005bf136" style:language-asian="zh" style:country-asian="TW"/>
    </style:style>
    <style:style style:name="P15" style:family="paragraph" style:parent-style-name="_31_4PT_20_--_20_對齊邊線" style:list-style-name="_31_4pt完整十層_3010_壹_3001_一_3001__28_一_29_1._28_1_29_A.a.甲_3001__28_甲_29__2460__3011_">
      <style:text-properties officeooo:paragraph-rsid="0014b2fc" style:language-asian="zh" style:country-asian="TW"/>
    </style:style>
    <style:style style:name="P16" style:family="paragraph" style:parent-style-name="_31_4PT_20_--_20_對齊邊線" style:list-style-name="_31_4pt完整十層_3010_壹_3001_一_3001__28_一_29_1._28_1_29_A.a.甲_3001__28_甲_29__2460__3011_">
      <style:text-properties officeooo:paragraph-rsid="004b2560" style:language-asian="zh" style:country-asian="TW"/>
    </style:style>
    <style:style style:name="P17" style:family="paragraph" style:parent-style-name="_31_4PT_20_--_20_對齊邊線" style:list-style-name="_31_4pt完整十層_3010_壹_3001_一_3001__28_一_29_1._28_1_29_A.a.甲_3001__28_甲_29__2460__3011_">
      <style:text-properties officeooo:paragraph-rsid="00429825" style:language-asian="zh" style:country-asian="TW"/>
    </style:style>
    <style:style style:name="P18" style:family="paragraph" style:parent-style-name="_31_4PT_20_--_20_對齊邊線" style:list-style-name="_31_4pt完整十層_3010_壹_3001_一_3001__28_一_29_1._28_1_29_A.a.甲_3001__28_甲_29__2460__3011_">
      <style:text-properties officeooo:paragraph-rsid="0016a084" style:language-asian="zh" style:country-asian="TW"/>
    </style:style>
    <style:style style:name="P19" style:family="paragraph" style:parent-style-name="_31_4PT_20_--_20_對齊邊線" style:list-style-name="_31_4pt完整十層_3010_壹_3001_一_3001__28_一_29_1._28_1_29_A.a.甲_3001__28_甲_29__2460__3011_">
      <style:text-properties officeooo:paragraph-rsid="001431fa" style:language-asian="zh" style:country-asian="TW"/>
    </style:style>
    <style:style style:name="P20" style:family="paragraph" style:parent-style-name="_31_4PT_20_--_20_對齊邊線" style:list-style-name="_31_4pt完整十層_3010_壹_3001_一_3001__28_一_29_1._28_1_29_A.a.甲_3001__28_甲_29__2460__3011_">
      <style:text-properties officeooo:paragraph-rsid="0043efee" style:language-asian="zh" style:country-asian="TW"/>
    </style:style>
    <style:style style:name="P21" style:family="paragraph" style:parent-style-name="_31_4PT_20_--_20_對齊邊線" style:list-style-name="_31_4pt完整十層_3010_壹_3001_一_3001__28_一_29_1._28_1_29_A.a.甲_3001__28_甲_29__2460__3011_">
      <style:text-properties style:font-name="標楷體1" fo:font-size="14pt" officeooo:paragraph-rsid="005bf136" style:font-name-asian="標楷體1" style:font-size-asian="14pt" style:language-asian="zh" style:country-asian="TW" style:font-size-complex="14pt"/>
    </style:style>
    <style:style style:name="P22" style:family="paragraph" style:parent-style-name="_31_4PT_20_--_20_對齊邊線" style:list-style-name="_31_4pt完整十層_3010_壹_3001_一_3001__28_一_29_1._28_1_29_A.a.甲_3001__28_甲_29__2460__3011_">
      <style:text-properties fo:font-size="14pt" officeooo:paragraph-rsid="005bf136" style:font-name-asian="標楷體1" style:font-size-asian="14pt" style:language-asian="zh" style:country-asian="TW" style:font-size-complex="14pt"/>
    </style:style>
    <style:style style:name="P23" style:family="paragraph" style:parent-style-name="_31_4PT_20_--_20_對齊邊線" style:list-style-name="_31_4pt完整十層_3010_壹_3001_一_3001__28_一_29_1._28_1_29_A.a.甲_3001__28_甲_29__2460__3011_">
      <style:text-properties style:font-name="Times New Roman2" fo:font-size="14pt" fo:letter-spacing="0.049cm" fo:font-style="normal" fo:font-weight="normal" officeooo:paragraph-rsid="0014b2fc" style:font-name-asian="標楷體" style:font-size-asian="14pt" style:language-asian="zh" style:country-asian="TW" style:font-style-asian="normal" style:font-weight-asian="normal" style:font-size-complex="14pt"/>
    </style:style>
    <style:style style:name="P24" style:family="paragraph" style:parent-style-name="_31_4PT_20_--_20_對齊邊線" style:list-style-name="_31_4pt完整十層_3010_壹_3001_一_3001__28_一_29_1._28_1_29_A.a.甲_3001__28_甲_29__2460__3011_">
      <style:text-properties style:font-name="Times New Roman2" fo:font-size="14pt" fo:letter-spacing="0.049cm" fo:font-style="normal" fo:font-weight="normal" officeooo:paragraph-rsid="004b2560" style:font-name-asian="標楷體" style:font-size-asian="14pt" style:language-asian="zh" style:country-asian="TW" style:font-style-asian="normal" style:font-weight-asian="normal" style:font-size-complex="14pt"/>
    </style:style>
    <style:style style:name="P25" style:family="paragraph" style:parent-style-name="_31_4PT_20_--_20_對齊邊線" style:list-style-name="_31_4pt完整十層_3010_壹_3001_一_3001__28_一_29_1._28_1_29_A.a.甲_3001__28_甲_29__2460__3011_">
      <style:text-properties style:font-name="Times New Roman2" fo:font-size="14pt" fo:letter-spacing="0.049cm" fo:language="en" fo:country="US" fo:font-style="normal" fo:font-weight="normal" officeooo:paragraph-rsid="004b2560" style:font-name-asian="標楷體" style:font-size-asian="14pt" style:language-asian="zh" style:country-asian="TW" style:font-style-asian="normal" style:font-weight-asian="normal" style:font-size-complex="14pt"/>
    </style:style>
    <style:style style:name="P26" style:family="paragraph" style:parent-style-name="_31_4PT_20_--_20_對齊邊線" style:list-style-name="_31_4pt完整十層_3010_壹_3001_一_3001__28_一_29_1._28_1_29_A.a.甲_3001__28_甲_29__2460__3011_">
      <loext:graphic-properties draw:fill="none" draw:fill-image-width="0cm" draw:fill-image-height="0cm"/>
      <style:paragraph-properties fo:margin-left="2cm" fo:margin-right="0cm" fo:margin-top="0cm" fo:margin-bottom="0cm" loext:contextual-spacing="false" fo:line-height="0.882cm" fo:text-align="justify" style:justify-single-word="false" fo:text-indent="-1cm" style:auto-text-indent="false" fo:background-color="transparent" style:shadow="none" style:text-autospace="none" style:punctuation-wrap="simple" style:line-break="normal">
        <style:tab-stops/>
      </style:paragraph-properties>
      <style:text-properties officeooo:paragraph-rsid="00263410" style:language-asian="zh" style:country-asian="TW"/>
    </style:style>
    <style:style style:name="P27" style:family="paragraph" style:parent-style-name="Text_20_body" style:list-style-name="_31_4pt完整十層_3010_壹_3001_一_3001__28_一_29_1._28_1_29_A.a.甲_3001__28_甲_29__2460__3011_">
      <style:text-properties officeooo:paragraph-rsid="004c640a"/>
    </style:style>
    <style:style style:name="P28" style:family="paragraph" style:parent-style-name="Text_20_body" style:list-style-name="_31_4pt完整十層_3010_壹_3001_一_3001__28_一_29_1._28_1_29_A.a.甲_3001__28_甲_29__2460__3011_">
      <style:text-properties officeooo:paragraph-rsid="0054543d"/>
    </style:style>
    <style:style style:name="P29" style:family="paragraph" style:parent-style-name="Text_20_body" style:list-style-name="_31_4pt完整十層_3010_壹_3001_一_3001__28_一_29_1._28_1_29_A.a.甲_3001__28_甲_29__2460__3011_">
      <style:text-properties style:font-name="標楷體1" officeooo:paragraph-rsid="0054543d" style:font-name-asian="標楷體1" style:font-size-asian="14pt" style:language-asian="zh" style:country-asian="TW"/>
    </style:style>
    <style:style style:name="P30" style:family="paragraph" style:parent-style-name="Standard" style:list-style-name="_31_4pt完整十層_3010_壹_3001_一_3001__28_一_29_1._28_1_29_A.a.甲_3001__28_甲_29__2460__3011_">
      <style:text-properties officeooo:paragraph-rsid="00473da0" style:language-asian="zh" style:country-asian="TW"/>
    </style:style>
    <style:style style:name="T1" style:family="text">
      <style:text-properties officeooo:rsid="00114e8a"/>
    </style:style>
    <style:style style:name="T2" style:family="text">
      <style:text-properties style:language-asian="zh" style:country-asian="TW"/>
    </style:style>
    <style:style style:name="T3" style:family="text">
      <style:text-properties officeooo:rsid="00114e8a" style:language-asian="zh" style:country-asian="TW"/>
    </style:style>
    <style:style style:name="T4" style:family="text">
      <style:text-properties officeooo:rsid="001f0e61" style:language-asian="zh" style:country-asian="TW"/>
    </style:style>
    <style:style style:name="T5" style:family="text">
      <style:text-properties officeooo:rsid="001fe0b8" style:language-asian="zh" style:country-asian="TW"/>
    </style:style>
    <style:style style:name="T6" style:family="text">
      <style:text-properties officeooo:rsid="004b2560" style:language-asian="zh" style:country-asian="TW"/>
    </style:style>
    <style:style style:name="T7" style:family="text">
      <style:text-properties officeooo:rsid="0051c2bc" style:language-asian="zh" style:country-asian="TW"/>
    </style:style>
    <style:style style:name="T8" style:family="text">
      <style:text-properties style:font-name="Times New Roman2" fo:font-size="14pt" fo:font-style="normal" fo:font-weight="normal" style:font-name-asian="標楷體" style:font-size-asian="14pt" style:font-style-asian="normal" style:font-weight-asian="normal" style:font-size-complex="14pt"/>
    </style:style>
    <style:style style:name="T9" style:family="text">
      <style:text-properties style:font-name="Times New Roman2" fo:font-size="14pt" fo:font-style="normal" fo:font-weight="normal" officeooo:rsid="0040fcf9" style:font-name-asian="標楷體" style:font-size-asian="14pt" style:font-style-asian="normal" style:font-weight-asian="normal" style:font-size-complex="14pt"/>
    </style:style>
    <style:style style:name="T10" style:family="text">
      <style:text-properties style:font-name="Times New Roman2" fo:font-size="14pt" fo:font-style="normal" fo:font-weight="normal" officeooo:rsid="0043efee" style:font-name-asian="標楷體" style:font-size-asian="14pt" style:font-style-asian="normal" style:font-weight-asian="normal" style:font-size-complex="14pt"/>
    </style:style>
    <style:style style:name="T11" style:family="text">
      <style:text-properties style:font-name="Times New Roman2" fo:font-size="14pt" fo:font-style="normal" fo:font-weight="normal" officeooo:rsid="00605da6" style:font-name-asian="標楷體" style:font-size-asian="14pt" style:font-style-asian="normal" style:font-weight-asian="normal" style:font-size-complex="14pt"/>
    </style:style>
    <style:style style:name="T12" style:family="text">
      <style:text-properties style:font-name="Times New Roman2" fo:font-size="14pt" fo:font-style="normal" fo:font-weight="normal" officeooo:rsid="0043efee" style:font-name-asian="標楷體" style:font-size-asian="14pt" style:language-asian="zh" style:country-asian="TW" style:font-style-asian="normal" style:font-weight-asian="normal" style:font-size-complex="14pt"/>
    </style:style>
    <style:style style:name="T13" style:family="text">
      <style:text-properties style:font-name="Times New Roman2" fo:font-size="14pt" fo:letter-spacing="0.049cm" fo:font-style="normal" fo:font-weight="normal" style:font-name-asian="標楷體" style:font-size-asian="14pt" style:font-style-asian="normal" style:font-weight-asian="normal" style:font-size-complex="14pt"/>
    </style:style>
    <style:style style:name="T14" style:family="text">
      <style:text-properties style:font-name="Times New Roman2" fo:font-size="14pt" fo:letter-spacing="0.049cm" fo:font-style="normal" fo:font-weight="normal" style:font-name-asian="標楷體" style:font-size-asian="14pt" style:language-asian="zh" style:country-asian="TW" style:font-style-asian="normal" style:font-weight-asian="normal" style:font-size-complex="14pt"/>
    </style:style>
    <style:style style:name="T15" style:family="text">
      <style:text-properties style:font-name="Times New Roman2" fo:font-size="14pt" fo:letter-spacing="0.049cm" fo:language="en" fo:country="US" fo:font-style="normal" fo:font-weight="normal" style:font-name-asian="標楷體" style:font-size-asian="14pt" style:font-style-asian="normal" style:font-weight-asian="normal" style:font-size-complex="14pt"/>
    </style:style>
    <style:style style:name="T16" style:family="text">
      <style:text-properties style:font-name="Times New Roman2" fo:font-size="14pt" fo:letter-spacing="0.049cm" fo:language="en" fo:country="US" fo:font-style="normal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/>
    </style:style>
    <style:style style:name="T17" style:family="text">
      <style:text-properties style:font-name="標楷體1" fo:font-size="14pt" style:font-name-asian="標楷體1" style:font-size-asian="14pt" style:font-size-complex="14pt"/>
    </style:style>
    <style:style style:name="T18" style:family="text">
      <style:text-properties style:font-name="標楷體1" fo:font-size="14pt" style:font-name-asian="標楷體1" style:font-size-asian="14pt" style:language-asian="zh" style:country-asian="TW" style:font-size-complex="14pt"/>
    </style:style>
    <style:style style:name="T19" style:family="text">
      <style:text-properties style:font-name="標楷體1" fo:font-size="14pt" fo:language="en" fo:country="US" style:font-name-asian="標楷體1"/>
    </style:style>
    <style:style style:name="T20" style:family="text">
      <style:text-properties style:font-name="標楷體1" fo:font-size="14pt" fo:language="en" fo:country="US" style:font-name-asian="標楷體1" style:font-size-asian="14pt" style:font-size-complex="14pt"/>
    </style:style>
    <style:style style:name="T21" style:family="text">
      <style:text-properties style:font-name="標楷體1" style:font-name-asian="標楷體1" style:font-size-asian="14pt"/>
    </style:style>
    <style:style style:name="T22" style:family="text">
      <style:text-properties style:font-name="標楷體1" style:font-name-asian="標楷體1" style:font-size-asian="14pt" style:language-asian="zh" style:country-asian="TW"/>
    </style:style>
    <style:style style:name="T23" style:family="text">
      <style:text-properties fo:color="#000000"/>
    </style:style>
    <style:style style:name="T24" style:family="text">
      <style:text-properties fo:color="#000000" style:font-name="標楷體1" fo:font-size="14pt" style:font-name-asian="標楷體1" style:font-size-asian="14pt" style:language-asian="zh" style:country-asian="TW" style:font-size-complex="14pt"/>
    </style:style>
    <style:style style:name="T25" style:family="text">
      <style:text-properties fo:color="#000000" style:font-name="標楷體1" fo:font-size="14pt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T26" style:family="text">
      <style:text-properties fo:color="#000000" style:font-name="標楷體1" fo:font-size="14pt" fo:font-style="normal" fo:font-weight="normal" style:font-name-asian="標楷體1" style:font-size-asian="13.5pt" style:language-asian="zh" style:country-asian="TW" style:font-style-asian="normal" style:font-weight-asian="normal" style:font-size-complex="14pt"/>
    </style:style>
    <style:style style:name="T27" style:family="text">
      <style:text-properties fo:color="#000000" style:font-name="標楷體1" fo:font-size="14pt" fo:language="en" fo:country="US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T28" style:family="text">
      <style:text-properties fo:color="#000000" style:font-name="標楷體1" fo:font-size="13.5pt" fo:language="en" fo:country="US" fo:font-style="normal" fo:font-weight="normal" style:font-name-asian="標楷體1" style:font-size-asian="14pt" style:language-asian="zh" style:country-asian="TW" style:font-style-asian="normal" style:font-weight-asian="normal" style:font-size-complex="14pt"/>
    </style:style>
    <style:style style:name="T29" style:family="text">
      <style:text-properties fo:color="#000000" style:font-name="標楷體1" style:font-name-asian="標楷體1" style:font-size-asian="13.5pt"/>
    </style:style>
    <style:style style:name="T30" style:family="text">
      <style:text-properties fo:color="#000000" style:font-name="Times New Roman2" fo:font-size="14pt" fo:font-style="normal" fo:font-weight="normal" style:font-name-asian="標楷體" style:font-size-asian="14pt" style:language-asian="zh" style:country-asian="TW" style:font-style-asian="normal" style:font-weight-asian="normal" style:font-size-complex="14pt"/>
    </style:style>
    <style:style style:name="T31" style:family="text">
      <style:text-properties fo:color="#000000" style:font-name="Times New Roman2" fo:font-size="14pt" fo:language="en" fo:country="US" fo:font-style="normal" fo:font-weight="normal" style:font-name-asian="標楷體" style:font-size-asian="14pt" style:language-asian="zh" style:country-asian="TW" style:font-style-asian="normal" style:font-weight-asian="normal" style:font-size-complex="14pt"/>
    </style:style>
    <style:style style:name="T32" style:family="text">
      <style:text-properties fo:font-size="14pt" fo:language="en" fo:country="US"/>
    </style:style>
    <style:style style:name="T33" style:family="text">
      <style:text-properties fo:font-size="14pt" style:font-name-asian="標楷體1" style:font-size-asian="14pt" style:font-size-complex="14pt"/>
    </style:style>
    <style:style style:name="T34" style:family="text">
      <style:text-properties fo:font-size="14pt" style:font-size-complex="14pt"/>
    </style:style>
    <style:style style:name="T35" style:family="text">
      <style:text-properties fo:language="en" fo:country="US"/>
    </style:style>
    <style:style style:name="T36" style:family="text">
      <style:text-properties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基隆市安樂地政事務所</text:p>
      <text:p text:style-name="P1"><text:span text:style-name="T2">107年度</text:span><text:span text:style-name="T6">8</text:span><text:span text:style-name="T2">月份第1次主管</text:span>會議<text:span text:style-name="T2">紀錄</text:span></text:p>
      <text:list xml:id="list5292204621054060379" text:style-name="_31_4pt完整十層_3010_壹_3001_一_3001__28_一_29_1._28_1_29_A.a.甲_3001__28_甲_29__2460__3011_">
        <text:list-header>
          <text:p text:style-name="P9"/>
        </text:list-header>
        <text:list-item>
          <text:p text:style-name="P9">時　　間：<text:span text:style-name="T2">107</text:span>年<text:span text:style-name="T7">8</text:span>月<text:span text:style-name="T2">1</text:span>日(星期<text:span text:style-name="T5">三</text:span>) <text:span text:style-name="T2">下</text:span>午<text:span text:style-name="T4">2</text:span>時<text:span text:style-name="T2">30分</text:span></text:p>
        </text:list-item>
        <text:list-item>
          <text:p text:style-name="P9">開會地點：<text:span text:style-name="T2">三樓民眾協談室</text:span></text:p>
        </text:list-item>
        <text:list-item>
          <text:p text:style-name="P9">主　　席：<text:span text:style-name="T2">代理主任 張欣怡</text:span> <text:s text:c="26"/><text:span text:style-name="T1">記錄：</text:span><text:span text:style-name="T3">陳苑蒨</text:span></text:p>
        </text:list-item>
        <text:list-item>
          <text:p text:style-name="P9">出席人員：<text:span text:style-name="T2">陳慧懿、戴清文、周力行、李美玲、游玉玲</text:span></text:p>
        </text:list-item>
        <text:list-item>
          <text:p text:style-name="P9">報告事項：</text:p>
          <text:list>
            <text:list-item>
              <text:p text:style-name="P13">第一課</text:p>
              <text:list>
                <text:list-item>
                  <text:p text:style-name="P21">本課107年7月業務推動情形如下：</text:p>
                  <text:list>
                    <text:list-item>
                      <text:p text:style-name="P14">登記案件</text:p>
                    </text:list-item>
                  </text:list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A"/>
        <table:table-row>
          <table:table-cell table:style-name="表格1.A1" office:value-type="string">
            <text:p text:style-name="P8"/>
          </table:table-cell>
          <table:table-cell table:style-name="表格1.A1" office:value-type="string">
            <text:p text:style-name="P6">本月</text:p>
            <text:p text:style-name="P6">(7月)</text:p>
          </table:table-cell>
          <table:table-cell table:style-name="表格1.A1" office:value-type="string">
            <text:p text:style-name="P6">上月</text:p>
            <text:p text:style-name="P6">(6月)</text:p>
          </table:table-cell>
          <table:table-cell table:style-name="表格1.A1" office:value-type="string">
            <text:p text:style-name="P7">本月與上月</text:p>
            <text:p text:style-name="P7">增減率</text:p>
          </table:table-cell>
          <table:table-cell table:style-name="表格1.E1" office:value-type="string">
            <text:p text:style-name="P6">107年1-7月</text:p>
            <text:p text:style-name="P6">累計總數</text:p>
          </table:table-cell>
        </table:table-row>
        <table:table-row>
          <table:table-cell table:style-name="表格1.A2" office:value-type="string">
            <text:p text:style-name="P6">件數</text:p>
          </table:table-cell>
          <table:table-cell table:style-name="表格1.A2" office:value-type="string">
            <text:p text:style-name="P6">1,989</text:p>
          </table:table-cell>
          <table:table-cell table:style-name="表格1.A2" office:value-type="string">
            <text:p text:style-name="P6">1,832</text:p>
          </table:table-cell>
          <table:table-cell table:style-name="表格1.A2" office:value-type="string">
            <text:p text:style-name="P6">+8.57%</text:p>
          </table:table-cell>
          <table:table-cell table:style-name="表格1.E2" office:value-type="string">
            <text:p text:style-name="P6">12,805</text:p>
          </table:table-cell>
        </table:table-row>
        <table:table-row>
          <table:table-cell table:style-name="表格1.A2" office:value-type="string">
            <text:p text:style-name="P6">筆數</text:p>
          </table:table-cell>
          <table:table-cell table:style-name="表格1.A2" office:value-type="string">
            <text:p text:style-name="P6">6,477</text:p>
          </table:table-cell>
          <table:table-cell table:style-name="表格1.A2" office:value-type="string">
            <text:p text:style-name="P6">6,577</text:p>
          </table:table-cell>
          <table:table-cell table:style-name="表格1.A2" office:value-type="string">
            <text:p text:style-name="P6">-1.52%</text:p>
          </table:table-cell>
          <table:table-cell table:style-name="表格1.E2" office:value-type="string">
            <text:p text:style-name="P6">40,466</text:p>
          </table:table-cell>
        </table:table-row>
        <table:table-row>
          <table:table-cell table:style-name="表格1.A2" office:value-type="string">
            <text:p text:style-name="P6">棟數</text:p>
          </table:table-cell>
          <table:table-cell table:style-name="表格1.A2" office:value-type="string">
            <text:p text:style-name="P6">2,077</text:p>
          </table:table-cell>
          <table:table-cell table:style-name="表格1.A2" office:value-type="string">
            <text:p text:style-name="P6">2,002</text:p>
          </table:table-cell>
          <table:table-cell table:style-name="表格1.A2" office:value-type="string">
            <text:p text:style-name="P6">+3.75%</text:p>
          </table:table-cell>
          <table:table-cell table:style-name="表格1.E2" office:value-type="string">
            <text:p text:style-name="P6">15,319</text:p>
          </table:table-cell>
        </table:table-row>
      </table:table>
      <text:list xml:id="list83739248295710" text:continue-numbering="true" text:style-name="_31_4pt完整十層_3010_壹_3001_一_3001__28_一_29_1._28_1_29_A.a.甲_3001__28_甲_29__2460__3011_">
        <text:list-item>
          <text:list>
            <text:list-item>
              <text:list>
                <text:list-item>
                  <text:list>
                    <text:list-item>
                      <text:p text:style-name="P14">主動通知繼承人申辦繼承登記</text:p>
                    </text:list-item>
                  </text:list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8"/>
          </table:table-cell>
          <table:table-cell table:style-name="表格2.A1" office:value-type="string">
            <text:p text:style-name="P6">本月</text:p>
            <text:p text:style-name="P6">(7月)</text:p>
          </table:table-cell>
          <table:table-cell table:style-name="表格2.A1" office:value-type="string">
            <text:p text:style-name="P6">上月</text:p>
            <text:p text:style-name="P6">(6月)</text:p>
          </table:table-cell>
          <table:table-cell table:style-name="表格2.A1" office:value-type="string">
            <text:p text:style-name="P7">本月與上月</text:p>
            <text:p text:style-name="P7">增減率</text:p>
          </table:table-cell>
          <table:table-cell table:style-name="表格2.E1" office:value-type="string">
            <text:p text:style-name="P6">107年1-7月</text:p>
            <text:p text:style-name="P6">累計總數</text:p>
          </table:table-cell>
        </table:table-row>
        <table:table-row>
          <table:table-cell table:style-name="表格2.A2" office:value-type="string">
            <text:p text:style-name="P6">件數</text:p>
          </table:table-cell>
          <table:table-cell table:style-name="表格2.A2" office:value-type="string">
            <text:p text:style-name="P6">47</text:p>
          </table:table-cell>
          <table:table-cell table:style-name="表格2.A2" office:value-type="string">
            <text:p text:style-name="P6">46</text:p>
          </table:table-cell>
          <table:table-cell table:style-name="表格2.A2" office:value-type="string">
            <text:p text:style-name="P6">+2.17%</text:p>
          </table:table-cell>
          <table:table-cell table:style-name="表格2.E2" office:value-type="string">
            <text:p text:style-name="P6">327</text:p>
          </table:table-cell>
        </table:table-row>
        <table:table-row>
          <table:table-cell table:style-name="表格2.A2" office:value-type="string">
            <text:p text:style-name="P6">筆數</text:p>
          </table:table-cell>
          <table:table-cell table:style-name="表格2.A2" office:value-type="string">
            <text:p text:style-name="P6">294</text:p>
          </table:table-cell>
          <table:table-cell table:style-name="表格2.A2" office:value-type="string">
            <text:p text:style-name="P6">213</text:p>
          </table:table-cell>
          <table:table-cell table:style-name="表格2.A2" office:value-type="string">
            <text:p text:style-name="P6">+38.03%</text:p>
          </table:table-cell>
          <table:table-cell table:style-name="表格2.E2" office:value-type="string">
            <text:p text:style-name="P6">1,621</text:p>
          </table:table-cell>
        </table:table-row>
        <table:table-row>
          <table:table-cell table:style-name="表格2.A2" office:value-type="string">
            <text:p text:style-name="P6">棟數</text:p>
          </table:table-cell>
          <table:table-cell table:style-name="表格2.A2" office:value-type="string">
            <text:p text:style-name="P6">33</text:p>
          </table:table-cell>
          <table:table-cell table:style-name="表格2.A2" office:value-type="string">
            <text:p text:style-name="P6">52</text:p>
          </table:table-cell>
          <table:table-cell table:style-name="表格2.A2" office:value-type="string">
            <text:p text:style-name="P6">-36.54%</text:p>
          </table:table-cell>
          <table:table-cell table:style-name="表格2.E2" office:value-type="string">
            <text:p text:style-name="P6">280</text:p>
          </table:table-cell>
        </table:table-row>
      </table:table>
      <text:list xml:id="list83738315942923" text:continue-numbering="true" text:style-name="_31_4pt完整十層_3010_壹_3001_一_3001__28_一_29_1._28_1_29_A.a.甲_3001__28_甲_29__2460__3011_">
        <text:list-item>
          <text:list>
            <text:list-item>
              <text:list>
                <text:list-item>
                  <text:list>
                    <text:list-item>
                      <text:p text:style-name="P14">登記簿謄本核發</text:p>
                    </text:list-item>
                  </text:list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 table:number-columns-repeated="2"/>
        <table:table-row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6">本月</text:p>
            <text:p text:style-name="P6">(7月)</text:p>
          </table:table-cell>
          <table:table-cell table:style-name="表格3.A1" office:value-type="string">
            <text:p text:style-name="P6">上月</text:p>
            <text:p text:style-name="P6">(6月)</text:p>
          </table:table-cell>
          <table:table-cell table:style-name="表格3.A1" office:value-type="string">
            <text:p text:style-name="P7">本月與上月</text:p>
            <text:p text:style-name="P7">增減率</text:p>
          </table:table-cell>
          <table:table-cell table:style-name="表格3.E1" office:value-type="string">
            <text:p text:style-name="P6">107年1-7月</text:p>
            <text:p text:style-name="P6">累計總數</text:p>
          </table:table-cell>
        </table:table-row>
        <table:table-row>
          <table:table-cell table:style-name="表格3.A2" office:value-type="string">
            <text:p text:style-name="P6">件數</text:p>
          </table:table-cell>
          <table:table-cell table:style-name="表格3.A2" office:value-type="string">
            <text:p text:style-name="P6">1,121</text:p>
          </table:table-cell>
          <table:table-cell table:style-name="表格3.A2" office:value-type="string">
            <text:p text:style-name="P6">1,041</text:p>
          </table:table-cell>
          <table:table-cell table:style-name="表格3.A2" office:value-type="string">
            <text:p text:style-name="P6">+7.68%</text:p>
          </table:table-cell>
          <table:table-cell table:style-name="表格3.E2" office:value-type="string">
            <text:p text:style-name="P6">7,174</text:p>
          </table:table-cell>
        </table:table-row>
        <table:table-row>
          <table:table-cell table:style-name="表格3.A2" office:value-type="string">
            <text:p text:style-name="P6">張數</text:p>
          </table:table-cell>
          <table:table-cell table:style-name="表格3.A2" office:value-type="string">
            <text:p text:style-name="P6">6,299</text:p>
          </table:table-cell>
          <table:table-cell table:style-name="表格3.A2" office:value-type="string">
            <text:p text:style-name="P6">6,299</text:p>
          </table:table-cell>
          <table:table-cell table:style-name="表格3.A2" office:value-type="string">
            <text:p text:style-name="P6">0%</text:p>
          </table:table-cell>
          <table:table-cell table:style-name="表格3.E2" office:value-type="string">
            <text:p text:style-name="P6">34,459</text:p>
          </table:table-cell>
        </table:table-row>
      </table:table>
      <text:list xml:id="list83739313402849" text:continue-numbering="true" text:style-name="_31_4pt完整十層_3010_壹_3001_一_3001__28_一_29_1._28_1_29_A.a.甲_3001__28_甲_29__2460__3011_">
        <text:list-item>
          <text:list>
            <text:list-item>
              <text:list>
                <text:list-item>
                  <text:list>
                    <text:list-item>
                      <text:p text:style-name="P22">午休諮詢不打烊</text:p>
                      <text:p text:style-name="P22"/>
                    </text:list-item>
                  </text:list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ext:soft-page-break/>
        <table:table-row>
          <table:table-cell table:style-name="表格4.A1" office:value-type="string">
            <text:p text:style-name="P4"/>
          </table:table-cell>
          <table:table-cell table:style-name="表格4.A1" office:value-type="string">
            <text:p text:style-name="P6">本月</text:p>
            <text:p text:style-name="P6">(7月)</text:p>
          </table:table-cell>
          <table:table-cell table:style-name="表格4.A1" office:value-type="string">
            <text:p text:style-name="P6">上月</text:p>
            <text:p text:style-name="P6">(6月)</text:p>
          </table:table-cell>
          <table:table-cell table:style-name="表格4.A1" office:value-type="string">
            <text:p text:style-name="P7">本月與上月</text:p>
            <text:p text:style-name="P7">增減率</text:p>
          </table:table-cell>
          <table:table-cell table:style-name="表格4.E1" office:value-type="string">
            <text:p text:style-name="P6">107年1-7月</text:p>
            <text:p text:style-name="P6">累計總數</text:p>
          </table:table-cell>
        </table:table-row>
        <table:table-row>
          <table:table-cell table:style-name="表格4.A2" office:value-type="string">
            <text:p text:style-name="P5">件數</text:p>
          </table:table-cell>
          <table:table-cell table:style-name="表格4.A2" office:value-type="string">
            <text:p text:style-name="P6">226</text:p>
          </table:table-cell>
          <table:table-cell table:style-name="表格4.A2" office:value-type="string">
            <text:p text:style-name="P6">176</text:p>
          </table:table-cell>
          <table:table-cell table:style-name="表格4.A2" office:value-type="string">
            <text:p text:style-name="P6">+28.41%</text:p>
          </table:table-cell>
          <table:table-cell table:style-name="表格4.E2" office:value-type="string">
            <text:p text:style-name="P6">1,196</text:p>
          </table:table-cell>
        </table:table-row>
      </table:table>
      <text:list xml:id="list83738311196994" text:continue-numbering="true" text:style-name="_31_4pt完整十層_3010_壹_3001_一_3001__28_一_29_1._28_1_29_A.a.甲_3001__28_甲_29__2460__3011_">
        <text:list-item>
          <text:list>
            <text:list-item>
              <text:list>
                <text:list-item>
                  <text:list>
                    <text:list-item>
                      <text:p text:style-name="P22">受理人民申請退還當年度屬2萬元以下地政規費案件：5件。</text:p>
                    </text:list-item>
                    <text:list-item>
                      <text:p text:style-name="P14"><text:span text:style-name="預設段落字型"><text:span text:style-name="T33">法令研討2次，分別於7月12</text:span></text:span><text:span text:style-name="預設段落字型"><text:span text:style-name="T17">、</text:span></text:span><text:span text:style-name="預設段落字型"><text:span text:style-name="T33">27日辦理。</text:span></text:span> </text:p>
                    </text:list-item>
                  </text:list>
                </text:list-item>
                <text:list-item>
                  <text:p text:style-name="P30"><text:span text:style-name="預設段落字型"><text:span text:style-name="T17">本所參加基隆市政府</text:span></text:span><text:span text:style-name="預設段落字型"><text:span text:style-name="T20">107</text:span></text:span><text:span text:style-name="預設段落字型"><text:span text:style-name="T17">年度為民服務品質績效考核暨第二屆政府服務獎初審作業，目前正積極準備參獎申請書，並依限於</text:span></text:span><text:span text:style-name="預設段落字型"><text:span text:style-name="T20">8</text:span></text:span><text:span text:style-name="預設段落字型"><text:span text:style-name="T17">月</text:span></text:span><text:span text:style-name="預設段落字型"><text:span text:style-name="T20">15</text:span></text:span><text:span text:style-name="預設段落字型"><text:span text:style-name="T17">日前報府。 </text:span></text:span></text:p>
                </text:list-item>
              </text:list>
            </text:list-item>
            <text:list-item>
              <text:p text:style-name="P13">第二課</text:p>
              <text:list>
                <text:list-item>
                  <text:p text:style-name="P10"><text:span text:style-name="T15">訂於8月1日派員至本市七堵簡易基線場辦理電子測距經緯儀檢校作業；並於本月辦理1部經緯儀TAF校正作業，以確保測量成果品質。</text:span><text:span text:style-name="T14"> <text:s/></text:span></text:p>
                </text:list-item>
                <text:list-item>
                  <text:p text:style-name="P23">有關內政部國土測繪中心<text:span text:style-name="T35">107</text:span>年<text:span text:style-name="T35">5</text:span>月<text:span text:style-name="T35">28</text:span>日地測字第<text:span text:style-name="T35">1070120991</text:span>號函要求針對圖解地籍圖重測區土地面積明顯超出公差(<text:span text:style-name="T35">3</text:span>倍中誤差)依規處理部分，業已擬訂實施計畫，於近日簽報核定並據以執行。 <text:s text:c="3"/></text:p>
                </text:list-item>
                <text:list-item>
                  <text:p text:style-name="P15"><text:span text:style-name="T15">106年度安樂自辦重測區4筆土地嚴重重疊處理案，依市府地政處7月26日指示，正積極簽辦更正中；</text:span><text:span text:style-name="T16">另8筆土地重疊更正、4筆土地註銷案(基金三路重疊，權屬均為經濟部)，是否比照辦理</text:span><text:span text:style-name="T15">？ <text:s text:c="2"/></text:span><text:span text:style-name="T13"><text:s text:c="2"/></text:span></text:p>
                </text:list-item>
                <text:list-item>
                  <text:p text:style-name="P26"><text:span text:style-name="T15">106</text:span><text:span text:style-name="T13">年度安樂自辦重測區界址爭議協調案計</text:span><text:span text:style-name="T15">5</text:span><text:span text:style-name="T13">案，其中</text:span><text:span text:style-name="T15">4</text:span><text:span text:style-name="T13">案業於</text:span><text:span text:style-name="T15">7</text:span><text:span text:style-name="T13">月</text:span><text:span text:style-name="T15">27</text:span><text:span text:style-name="T13">日由區域性不動產糾紛調處委員會調處完竣；剩餘</text:span><text:span text:style-name="T15">1</text:span><text:span text:style-name="T13">案俟土地所有權人回國後，立即通知進行第</text:span><text:span text:style-name="T15">2</text:span><text:span text:style-name="T13">次調處。 <text:s text:c="2"/></text:span></text:p>
                </text:list-item>
                <text:list-item>
                  <text:p text:style-name="P25">107年度中山區(仙洞段)重測(全部)委外作業辦理情形如下： </text:p>
                  <text:list>
                    <text:list-item>
                      <text:p text:style-name="P24">工作進度與預定進度略符。 </text:p>
                    </text:list-item>
                    <text:list-item>
                      <text:p text:style-name="P16"><text:span text:style-name="T13">第一期範圍重測成果訂於</text:span><text:span text:style-name="T15">8</text:span><text:span text:style-name="T13">月</text:span><text:span text:style-name="T15">1</text:span><text:span text:style-name="T13">日辦理公告</text:span><text:span text:style-name="T15">30</text:span><text:span text:style-name="T13">天(自</text:span><text:span text:style-name="T15">8</text:span><text:span text:style-name="T13">月</text:span><text:span text:style-name="T15">1</text:span><text:span text:style-name="T13">日起至</text:span><text:span text:style-name="T15">8</text:span><text:span text:style-name="T13">月</text:span><text:span text:style-name="T15">30</text:span><text:span text:style-name="T13">日止)。 </text:span></text:p>
                    </text:list-item>
                    <text:list-item>
                      <text:p text:style-name="P16"><text:soft-page-break/><text:span text:style-name="T13">第二期範圍地籍套圖疑義案件，訂於</text:span><text:span text:style-name="T15">8</text:span><text:span text:style-name="T13">月</text:span><text:span text:style-name="T15">2</text:span><text:span text:style-name="T13">日召開套圖指導小組會議處理。 </text:span></text:p>
                    </text:list-item>
                    <text:list-item>
                      <text:p text:style-name="P16"><text:span text:style-name="T13">第二期範圍土地協助指界作業，訂於</text:span><text:span text:style-name="T15">8</text:span><text:span text:style-name="T13">月</text:span><text:span text:style-name="T15">9</text:span><text:span text:style-name="T13">日開始進行。 <text:s text:c="3"/></text:span></text:p>
                    </text:list-item>
                  </text:list>
                </text:list-item>
                <text:list-item>
                  <text:p text:style-name="P16"><text:span text:style-name="T15">107</text:span><text:span text:style-name="T13">年度中山區(中山段)重測(部分)委外作業辦理情形如下： </text:span></text:p>
                  <text:list>
                    <text:list-item>
                      <text:p text:style-name="P24">工作進度比預定進度略為落後(地籍調查表整理送審部分)。 </text:p>
                    </text:list-item>
                    <text:list-item>
                      <text:p text:style-name="P24">目前已完成全區私有土地之第一次地籍調查作業；正整理地籍調查表及退信名單。 </text:p>
                    </text:list-item>
                    <text:list-item>
                      <text:p text:style-name="P24">加密控制測量及圖根測量已完成，成果報府審查中。 </text:p>
                    </text:list-item>
                    <text:list-item>
                      <text:p text:style-name="P24">委外測量公司正進行現況測量中。 <text:s text:c="2"/></text:p>
                    </text:list-item>
                  </text:list>
                </text:list-item>
                <text:list-item>
                  <text:p text:style-name="P17"><text:span text:style-name="T13">有關余逸隆因所有七堵區友蚋段港口小段</text:span><text:span text:style-name="T15">13-4</text:span><text:span text:style-name="T13">地號土地面積減少(尚未更正)請求國家賠償上訴案，高等法院業於</text:span><text:span text:style-name="T15">7</text:span><text:span text:style-name="T13">月</text:span><text:span text:style-name="T15">31</text:span><text:span text:style-name="T13">日開庭。 <text:s text:c="2"/></text:span></text:p>
                </text:list-item>
              </text:list>
            </text:list-item>
            <text:list-item>
              <text:p text:style-name="P13">第三課</text:p>
              <text:list>
                <text:list-item>
                  <text:p text:style-name="P18">送<text:span text:style-name="預設段落字型"><text:span text:style-name="T8">交總務之本所107年</text:span></text:span><text:span text:style-name="預設段落字型"><text:span text:style-name="T9">7</text:span></text:span><text:span text:style-name="預設段落字型"><text:span text:style-name="T8">月奉核以零用金支付案件共</text:span></text:span><text:span text:style-name="預設段落字型"><text:span text:style-name="T9">29</text:span></text:span><text:span text:style-name="預設段落字型"><text:span text:style-name="T8">件，均已領取；另本所107年</text:span></text:span><text:span text:style-name="預設段落字型"><text:span text:style-name="T9">7</text:span></text:span><text:span text:style-name="預設段落字型"><text:span text:style-name="T8">月</text:span></text:span><text:span text:style-name="預設段落字型"><text:span text:style-name="T9">無</text:span></text:span><text:span text:style-name="預設段落字型"><text:span text:style-name="T8">2萬元以上及跨年度退費申請案。</text:span></text:span></text:p>
                </text:list-item>
                <text:list-item>
                  <text:p text:style-name="P18"><text:span text:style-name="預設段落字型"><text:span text:style-name="T8">本課107年7月無民眾投訴，「電話代查公告現值創新服務」、「網路申請歷年公告地價資料」及「網路申請檔案閱覽抄錄複製」業於網路宣導，電話代查服務107年</text:span></text:span><text:span text:style-name="預設段落字型"><text:span text:style-name="T11">7</text:span></text:span><text:span text:style-name="預設段落字型"><text:span text:style-name="T8">月共服務3件。</text:span></text:span></text:p>
                </text:list-item>
                <text:list-item>
                  <text:p text:style-name="P18"><text:span text:style-name="預設段落字型"><text:span text:style-name="T8">本所中元普渡訂於本年8月15日(星期三)農曆7月5日中午舉行，請各課轉知同仁，如因氣象等因素改期將另行通知。</text:span></text:span></text:p>
                </text:list-item>
                <text:list-item>
                  <text:p text:style-name="P18"><text:span text:style-name="預設段落字型"><text:span text:style-name="T8">本課約僱人員職缺2名，經奉核上網公開徵才且有應徵者，請人事協助辦理後續選用事宜。</text:span></text:span></text:p>
                </text:list-item>
              </text:list>
            </text:list-item>
            <text:list-item>
              <text:p text:style-name="P19">會計</text:p>
              <text:list>
                <text:list-item>
                  <text:p text:style-name="P20"><text:span text:style-name="預設段落字型"><text:span text:style-name="T10">本所107年度截至7月底止歳入及歲出執行率如下：</text:span></text:span></text:p>
                  <text:list>
                    <text:list-item>
                      <text:p text:style-name="P20"><text:span text:style-name="預設段落字型"><text:span text:style-name="T10">歲入部分：</text:span></text:span></text:p>
                      <text:list>
                        <text:list-item>
                          <text:p text:style-name="P20"><text:span text:style-name="預設段落字型"><text:span text:style-name="T10">罰金罰鍰及怠金：60.16%</text:span></text:span></text:p>
                        </text:list-item>
                        <text:list-item>
                          <text:p text:style-name="P20"><text:span text:style-name="預設段落字型"><text:span text:style-name="T10">行政規費收入：100.54%</text:span></text:span></text:p>
                        </text:list-item>
                        <text:list-item>
                          <text:p text:style-name="P20"><text:span text:style-name="預設段落字型"><text:span text:style-name="T10">使用規費收入：100.75%</text:span></text:span></text:p>
                        </text:list-item>
                      </text:list>
                    </text:list-item>
                    <text:list-item>
                      <text:p text:style-name="P20"><text:soft-page-break/><text:span text:style-name="預設段落字型"><text:span text:style-name="T10">歲出部分：</text:span></text:span></text:p>
                      <text:list>
                        <text:list-item>
                          <text:p text:style-name="P20"><text:span text:style-name="預設段落字型"><text:span text:style-name="T10">行政管理：78.92%</text:span></text:span></text:p>
                        </text:list-item>
                        <text:list-item>
                          <text:p text:style-name="P20"><text:span text:style-name="預設段落字型"><text:span text:style-name="T10">土地建物登記：96.48%</text:span></text:span></text:p>
                        </text:list-item>
                        <text:list-item>
                          <text:p text:style-name="P20"><text:span text:style-name="預設段落字型"><text:span text:style-name="T10">土地建物測量及複丈：16.27%</text:span></text:span></text:p>
                        </text:list-item>
                        <text:list-item>
                          <text:p text:style-name="P20"><text:span text:style-name="預設段落字型"><text:span text:style-name="T10">平均地權：75.63%</text:span></text:span></text:p>
                        </text:list-item>
                        <text:list-item>
                          <text:p text:style-name="P11"><text:span text:style-name="預設段落字型"><text:span text:style-name="T12">一般建築及設備：0%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預設段落字型"><text:span text:style-name="T30">人事</text:span></text:span></text:p>
              <text:list>
                <text:list-item>
                  <text:p text:style-name="P12"><text:span text:style-name="預設段落字型"><text:span text:style-name="T30">依據基隆市政府來函，本所公務人員請於本(</text:span></text:span><text:span text:style-name="預設段落字型"><text:span text:style-name="T31">107)</text:span></text:span><text:span text:style-name="預設段落字型"><text:span text:style-name="T30">年</text:span></text:span><text:span text:style-name="預設段落字型"><text:span text:style-name="T31">8</text:span></text:span><text:span text:style-name="預設段落字型"><text:span text:style-name="T30">月</text:span></text:span><text:span text:style-name="預設段落字型"><text:span text:style-name="T31">31</text:span></text:span><text:span text:style-name="預設段落字型"><text:span text:style-name="T30">日前至「</text:span></text:span><text:span text:style-name="預設段落字型"><text:span text:style-name="T31">e</text:span></text:span><text:span text:style-name="預設段落字型"><text:span text:style-name="T30">等公務園+學習平臺」基隆市政府專區─「基隆</text:span></text:span><text:span text:style-name="預設段落字型"><text:span text:style-name="T31">E</text:span></text:span><text:span text:style-name="預設段落字型"><text:span text:style-name="T30">學堂」（</text:span></text:span><text:span text:style-name="預設段落字型"><text:span text:style-name="T31">https://klcg.elearn.hrd.gov.tw/</text:span></text:span><text:span text:style-name="預設段落字型"><text:span text:style-name="T30">）完成「基隆市政府</text:span></text:span><text:span text:style-name="預設段落字型"><text:span text:style-name="T31">107</text:span></text:span><text:span text:style-name="預設段落字型"><text:span text:style-name="T30">年度【必修】組裝課程」。 </text:span></text:span></text:p>
                  <text:list>
                    <text:list-item>
                      <text:p text:style-name="P12"><text:span text:style-name="預設段落字型"><text:span text:style-name="T30">自</text:span></text:span><text:span text:style-name="預設段落字型"><text:span text:style-name="T31">106</text:span></text:span><text:span text:style-name="預設段落字型"><text:span text:style-name="T30">年</text:span></text:span><text:span text:style-name="預設段落字型"><text:span text:style-name="T31">1</text:span></text:span><text:span text:style-name="預設段落字型"><text:span text:style-name="T30">月</text:span></text:span><text:span text:style-name="預設段落字型"><text:span text:style-name="T31">1</text:span></text:span><text:span text:style-name="預設段落字型"><text:span text:style-name="T30">日起，各機關（構）公務人員每人每年學習時數規定將聚焦於業務相關之學習活動，業務相關學習時數仍維持</text:span></text:span><text:span text:style-name="預設段落字型"><text:span text:style-name="T31">20</text:span></text:span><text:span text:style-name="預設段落字型"><text:span text:style-name="T30">小時，其內涵如下：</text:span></text:span></text:p>
                      <text:list>
                        <text:list-item>
                          <text:p text:style-name="P12"><text:span text:style-name="預設段落字型"><text:span text:style-name="T30">其中</text:span></text:span><text:span text:style-name="預設段落字型"><text:span text:style-name="T31">10</text:span></text:span><text:span text:style-name="預設段落字型"><text:span text:style-name="T30">小時必須完成當前政府重大政策、法定訓練及民主治理價值等課程，並以數位學習為優先：</text:span></text:span></text:p>
                          <text:list>
                            <text:list-item>
                              <text:p text:style-name="P12"><text:span text:style-name="預設段落字型"><text:span text:style-name="T30">當前政府重大政策（</text:span></text:span><text:span text:style-name="預設段落字型"><text:span text:style-name="T31">1</text:span></text:span><text:span text:style-name="預設段落字型"><text:span text:style-name="T30">小時）。 </text:span></text:span></text:p>
                            </text:list-item>
                            <text:list-item>
                              <text:p text:style-name="P12"><text:span text:style-name="預設段落字型"><text:span text:style-name="T30">環境教育（</text:span></text:span><text:span text:style-name="預設段落字型"><text:span text:style-name="T31">4</text:span></text:span><text:span text:style-name="預設段落字型"><text:span text:style-name="T30">小時）。 </text:span></text:span></text:p>
                            </text:list-item>
                            <text:list-item>
                              <text:p text:style-name="P12"><text:span text:style-name="預設段落字型"><text:span text:style-name="T30">民主治理價值課程（</text:span></text:span><text:span text:style-name="預設段落字型"><text:span text:style-name="T31">5</text:span></text:span><text:span text:style-name="預設段落字型"><text:span text:style-name="T30">小時）： </text:span></text:span></text:p>
                              <text:list>
                                <text:list-item>
                                  <text:p text:style-name="P12"><text:span text:style-name="預設段落字型"><text:span text:style-name="T30">性別主流化（</text:span></text:span><text:span text:style-name="預設段落字型"><text:span text:style-name="T31">1</text:span></text:span><text:span text:style-name="預設段落字型"><text:span text:style-name="T30">小時）。 </text:span></text:span></text:p>
                                </text:list-item>
                                <text:list-item>
                                  <text:p text:style-name="P27"><text:span text:style-name="預設段落字型"><text:span text:style-name="T30">廉政與服務倫理、人權教育、行政中立、多元族群文化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36">　　　　　　　、公民參與等（</text:span><text:span text:style-name="T32">4</text:span><text:span text:style-name="T36">小時）。</text:span> </text:p>
      <text:list xml:id="list83738217752177" text:continue-numbering="true" text:style-name="_31_4pt完整十層_3010_壹_3001_一_3001__28_一_29_1._28_1_29_A.a.甲_3001__28_甲_29__2460__3011_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預設段落字型"><text:span text:style-name="T30">其餘</text:span></text:span><text:span text:style-name="預設段落字型"><text:span text:style-name="T31">10</text:span></text:span><text:span text:style-name="預設段落字型"><text:span text:style-name="T30">小時由公務人員自行選讀與業務相關之課程。 <text:s/></text:span></text:span></text:p>
                        </text:list-item>
                      </text:list>
                    </text:list-item>
                    <text:list-item>
                      <text:p text:style-name="P12"><text:span text:style-name="預設段落字型"><text:span text:style-name="T30">為有利同仁選讀相關課程，市府於「</text:span></text:span><text:span text:style-name="預設段落字型"><text:span text:style-name="T31">e</text:span></text:span><text:span text:style-name="預設段落字型"><text:span text:style-name="T30">等公務園+學習平臺」基隆 市政府專區─「基隆</text:span></text:span><text:span text:style-name="預設段落字型"><text:span text:style-name="T31">E</text:span></text:span><text:span text:style-name="預設段落字型"><text:span text:style-name="T30">學堂」架設「基隆市政府</text:span></text:span><text:span text:style-name="預設段落字型"><text:span text:style-name="T31">107</text:span></text:span><text:span text:style-name="預設段落字型"><text:span text:style-name="T30">年度【必修】 組裝課程」，請同仁上網完成旨揭課程。市府另架設「基隆市政府 </text:span></text:span><text:span text:style-name="預設段落字型"><text:span text:style-name="T31">107</text:span></text:span><text:span text:style-name="預設段落字型"><text:span text:style-name="T30">年度【選修】組裝課程」，鼓勵同仁選讀。</text:span></text:span></text:p>
                    </text:list-item>
                  </text:list>
                </text:list-item>
                <text:list-item>
                  <text:p text:style-name="P12"><text:soft-page-break/><text:span text:style-name="預設段落字型"><text:span text:style-name="T30"><text:s/></text:span></text:span><text:span text:style-name="預設段落字型"><text:span text:style-name="T25">銓敘部「公務人員退休撫卹基金撥補繳費用辦法」條文(含總說明及逐條說明)已刊載於銓敘部全球資訊網(</text:span></text:span><text:a xlink:type="simple" xlink:href="http://www.mocs.gov.tw/銓敘法規/法規動態項下" text:style-name="Internet_20_link" text:visited-style-name="Visited_20_Internet_20_Link"><text:span text:style-name="預設段落字型"><text:span text:style-name="T27">http://www.mocs.gov.tw/</text:span></text:span></text:a><text:a xlink:type="simple" xlink:href="http://www.mocs.gov.tw/銓敘法規/法規動態項下" text:style-name="Internet_20_link" text:visited-style-name="Visited_20_Internet_20_Link"><text:span text:style-name="預設段落字型"><text:span text:style-name="T23">銓敘法規/法規動態項下</text:span></text:span></text:a><text:span text:style-name="預設段落字型"><text:span text:style-name="T25">)，請轉知所屬。</text:span></text:span></text:p>
                </text:list-item>
                <text:list-item>
                  <text:p text:style-name="P12"><text:span text:style-name="預設段落字型"><text:span text:style-name="T25">「公務人員因公傷亡慰問金發給辦法」已修正為「公務人員執行職務意外傷亡慰問金發給辦法」並修正全文；案業經考試院、行政院於民國</text:span></text:span><text:span text:style-name="預設段落字型"><text:span text:style-name="T27">107</text:span></text:span><text:span text:style-name="預設段落字型"><text:span text:style-name="T25">年</text:span></text:span><text:span text:style-name="預設段落字型"><text:span text:style-name="T27">6</text:span></text:span><text:span text:style-name="預設段落字型"><text:span text:style-name="T25">月</text:span></text:span><text:span text:style-name="預設段落字型"><text:span text:style-name="T27">27</text:span></text:span><text:span text:style-name="預設段落字型"><text:span text:style-name="T25">日會同修正發布，修正前開條文已刊載於銓敘部全球資訊網(</text:span></text:span><text:a xlink:type="simple" xlink:href="http://www.mocs.gov.tw/銓敘法規/法規動態項下" text:style-name="Internet_20_link" text:visited-style-name="Visited_20_Internet_20_Link"><text:span text:style-name="預設段落字型"><text:span text:style-name="T27">http://www.mocs.gov.tw/</text:span></text:span></text:a><text:a xlink:type="simple" xlink:href="http://www.mocs.gov.tw/銓敘法規/法規動態項下" text:style-name="Internet_20_link" text:visited-style-name="Visited_20_Internet_20_Link"><text:span text:style-name="預設段落字型"><text:span text:style-name="T23">銓敘法規/法規動態項下</text:span></text:span></text:a><text:span text:style-name="預設段落字型"><text:span text:style-name="T25">)。</text:span></text:span></text:p>
                </text:list-item>
                <text:list-item>
                  <text:p text:style-name="P28"><text:span text:style-name="預設段落字型"><text:span text:style-name="T26">「國民旅遊卡相關事項Ｑ＆Ａ（行政院人事行政總處</text:span></text:span><text:span text:style-name="預設段落字型"><text:span text:style-name="T28">107</text:span></text:span><text:span text:style-name="預設段落字型"><text:span text:style-name="T26">年</text:span></text:span><text:span text:style-name="預設段落字型"><text:span text:style-name="T28">7</text:span></text:span><text:span text:style-name="預設段落字型"><text:span text:style-name="T26">月修訂版）」，</text:span></text:span><text:span text:style-name="T21">係配合行政院修正「行政院與所屬中央及地方各機關公務人員休假改進措施」第</text:span><text:span text:style-name="T19">5</text:span><text:span text:style-name="T21">點及附表自</text:span><text:span text:style-name="T19">107</text:span><text:span text:style-name="T21">年</text:span><text:span text:style-name="T19">7</text:span><text:span text:style-name="T21">月</text:span><text:span text:style-name="T19">1</text:span><text:span text:style-name="T21">日生效，請轉知所屬同仁參閱</text:span><text:span text:style-name="T29">（</text:span><text:span text:style-name="T21">登載於人事行政總處全球資訊網及國民旅遊卡網站最新消息）。</text:span></text:p>
                </text:list-item>
              </text:list>
            </text:list-item>
          </text:list>
        </text:list-item>
        <text:list-item>
          <text:p text:style-name="P29">主席裁示</text:p>
          <text:list>
            <text:list-item>
              <text:p text:style-name="P28"><text:span text:style-name="T18">106</text:span><text:span text:style-name="T22">年度安樂區自辦重測區</text:span><text:span text:style-name="T18">8</text:span><text:span text:style-name="T22">筆土地重疊更正及</text:span><text:span text:style-name="T18">4</text:span><text:span text:style-name="T22">筆土地註銷案仍比照其他重疊案辦理，並請儘速彙整相關資料俾利後續處理。</text:span></text:p>
            </text:list-item>
            <text:list-item>
              <text:p text:style-name="P28"><text:span text:style-name="T18">106</text:span><text:span text:style-name="T22">年度安樂區自辦重測區界址爭議協調尚未調處完竣</text:span><text:span text:style-name="T18">1</text:span><text:span text:style-name="T22">案，請二課預先確認土地所有權人回國時間，以利掌握第</text:span><text:span text:style-name="T18">2</text:span><text:span text:style-name="T22">次調處期程。</text:span></text:p>
            </text:list-item>
            <text:list-item>
              <text:p text:style-name="P28"><text:span text:style-name="T18">107</text:span><text:span text:style-name="T22">年度中山區(仙洞段)重測(全部)委外作業第一期範圍重測進行轉檔時，請地價課特別注意地價資料之完整性，以便有問題產生時能即時處理。</text:span></text:p>
            </text:list-item>
            <text:list-item>
              <text:p text:style-name="P28"><text:span text:style-name="T18">107</text:span><text:span text:style-name="T22">年度中山區(中山段)重測(部分)委外作業工作進度落後部分，請二課加派人員協助。</text:span></text:p>
            </text:list-item>
            <text:list-item>
              <text:p text:style-name="P29">信義所自<text:span text:style-name="T34">6</text:span>月起提供「實價登錄下班時段預約服務」，為避免本市地政便民服務有差異性，請與信義所確認服務內容後，本所亦新增該項服務，並將登記及測量案件補正、登記案收件及核發謄本一併納入。</text:p>
            </text:list-item>
            <text:list-item>
              <text:p text:style-name="P29">為提升本所洽公環境品質，同仁如發現廁所衛生紙用罄時，請向三課領取並更換。</text:p>
            </text:list-item>
          </text:list>
        </text:list-item>
        <text:list-item>
          <text:p text:style-name="P28"><text:span text:style-name="T22">散會：下午</text:span><text:span text:style-name="T18">16</text:span><text:span text:style-name="T22">時整</text:span> <text:span text:style-name="預設段落字型"><text:span text:style-name="T25"><text:s/></text:span></text:span><text:span text:style-name="預設段落字型"><text:span text:style-name="T30"><text:s text:c="4"/></text:span></text:span><text:span text:style-name="T25"><text:s/></text:span><text:span text:style-name="T24"><text:s/>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新細明體" svg:font-family="新細明體"/>
    <style:font-face style:name="標楷體2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Calibri Light" svg:font-family="'Calibri Light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2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4pt" fo:language="en" fo:country="US" style:letter-kerning="true" style:font-name-asian="標楷體2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0.882cm" fo:text-align="justify" style:justify-single-word="false" style:page-number="auto" style:shadow="none" style:text-autospace="none" style:punctuation-wrap="simple" style:line-break="normal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style:page-number="auto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style:page-number="auto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.06cm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text-indent="0cm" style:auto-text-indent="fals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text-indent="0cm" style:auto-text-indent="fals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text-indent="0cm" style:auto-text-indent="fals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text-indent="-1.139cm" style:auto-text-indent="fals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text-indent="1.139cm" style:auto-text-indent="fals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text-indent="0cm" style:auto-text-indent="fals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text-indent="-1.139cm" style:auto-text-indent="fals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text-indent="1.139cm" style:auto-text-indent="fals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.011cm" fo:text-indent="0cm" style:auto-text-indent="fals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.011cm" fo:text-indent="0cm" style:auto-text-indent="fals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style:page-number="auto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0.651cm" fo:padding="0cm" fo:border="none" text:number-lines="false" text:line-number="0"/>
    </style:style>
    <style:style style:name="Table" style:family="paragraph" style:parent-style-name="Caption" style:class="extra">
      <style:paragraph-properties fo:margin-top="0cm" fo:margin-bottom="0cm" loext:contextual-spacing="false" fo:line-height="0.651cm"/>
    </style:style>
    <style:style style:name="Table_20_index_20_1" style:display-name="Table index 1" style:family="paragraph" style:parent-style-name="Index" style:class="index">
      <style:paragraph-properties fo:margin-left="0cm" fo:margin-right="0cm" fo:line-height="0.65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9.999cm" fo:text-indent="0cm" style:auto-text-indent="false" style:page-number="auto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0.499cm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0.9cm"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0.651cm" style:page-number="auto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0.499cm" fo:text-indent="-0.598cm" style:auto-text-indent="false" style:page-number="auto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內文最後一行左右對齊" style:family="paragraph" style:parent-style-name="Text_20_body">
      <style:paragraph-properties fo:text-align="justify" fo:text-align-last="justify" style:justify-single-word="false"/>
    </style:style>
    <style:style style:name="表格最後一行左右對齊" style:family="paragraph" style:parent-style-name="Table_20_Contents">
      <style:paragraph-properties fo:text-align="justify" fo:text-align-last="justify" style:justify-single-word="false"/>
    </style:style>
    <style:style style:name="Contents_20_1" style:display-name="Contents 1" style:family="paragraph" style:parent-style-name="Index" style:class="index">
      <style:paragraph-properties fo:margin-left="0cm" fo:margin-right="0cm" fo:margin-top="0.318cm" fo:margin-bottom="0.318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 fo:font-weight="bold" style:font-size-asian="18pt" style:font-weight-asian="bold"/>
    </style:style>
    <style:style style:name="Contents_20_2" style:display-name="Contents 2" style:family="paragraph" style:parent-style-name="Index" style:class="index">
      <style:paragraph-properties fo:margin-left="0.49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6pt" style:font-size-asian="16pt"/>
    </style:style>
    <style:style style:name="註解方塊文字" style:family="paragraph" style:default-outline-level="">
      <style:paragraph-properties fo:margin-top="0cm" fo:margin-bottom="0.212cm" loext:contextual-spacing="false" fo:hyphenation-ladder-count="no-limit"/>
      <style:text-properties style:font-name="Calibri Light" fo:font-family="'Calibri Light'" style:font-family-generic="roman" style:font-pitch="variable" fo:font-size="8pt" style:font-size-asian="8pt" style:font-name-complex="Calibri Light1" style:font-family-complex="'Calibri Light'" style:font-family-generic-complex="system" style:font-pitch-complex="variable" style:font-size-complex="9pt" fo:hyphenate="true" fo:hyphenation-remain-char-count="2" fo:hyphenation-push-char-count="2"/>
    </style:style>
    <style:style style:name="標號" style:family="paragraph" style:parent-style-name="Standard" style:default-outline-level="">
      <style:paragraph-properties fo:margin-top="0.212cm" fo:margin-bottom="0.212cm" loext:contextual-spacing="false" fo:hyphenation-ladder-count="no-limit"/>
      <style:text-properties fo:font-style="italic" style:font-style-asian="italic" fo:hyphenate="false" fo:hyphenation-remain-char-count="2" fo:hyphenation-push-char-count="2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4pt標楷體" style:display-name="14pt標楷體" style:family="text">
      <style:text-properties style:font-name="標楷體" fo:font-family="標楷體" style:font-style-name="標準" style:font-family-generic="script" style:font-pitch="fixed" fo:font-size="14pt" style:font-name-asian="標楷體" style:font-family-asian="標楷體" style:font-style-name-asian="標準" style:font-family-generic-asian="script" style:font-pitch-asian="fixed" style:font-size-asian="14pt"/>
    </style:style>
    <style:style style:name="Index_20_Link" style:display-name="Index Link" style:family="text"/>
    <style:style style:name="預設段落字型" style:family="text"/>
    <style:style style:name="WW_5f_CharLFO1LVL4" style:display-name="WW_CharLFO1LVL4" style:family="text">
      <style:text-properties style:font-name="StarSymbol" fo:font-family="StarSymbol" style:font-family-generic="roman" style:font-pitch="variable" style:font-name-asian="OpenSymbol1" style:font-family-asian="OpenSymbol"/>
    </style:style>
    <style:style style:name="WW_5f_CharLFO1LVL3" style:display-name="WW_CharLFO1LVL3" style:family="text">
      <style:text-properties fo:font-size="14pt" style:font-name-asian="標楷體2" style:font-family-asian="標楷體" style:font-size-asian="14pt"/>
    </style:style>
    <style:style style:name="WW_5f_CharLFO1LVL2" style:display-name="WW_CharLFO1LVL2" style:family="text">
      <style:text-properties fo:font-size="14pt" style:font-size-asian="14pt"/>
    </style:style>
    <style:style style:name="註解方塊文字_20_字元" style:display-name="註解方塊文字 字元" style:family="text">
      <style:text-properties style:font-name="Calibri Light" fo:font-family="'Calibri Light'" style:font-family-generic="roman" style:font-pitch="variable" fo:font-size="9pt" style:font-name-asian="新細明體" style:font-family-asian="新細明體" style:font-size-asian="9pt"/>
    </style:style>
    <style:style style:name="頁首_20_字元" style:display-name="頁首 字元" style:family="text">
      <style:text-properties fo:font-size="10pt" style:font-size-asian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31_4pt公文標準_3010_一_3001__28_一_29_1._28_1_29_甲_3001__28_甲_29__3011_" style:display-name="14pt公文標準【一、(一)1.(1)甲、(甲)】">
      <text:list-level-style-number text:level="1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1.976cm"/>
        </style:list-level-properties>
      </text:list-level-style-number>
      <text:list-level-style-number text:level="4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469cm"/>
        </style:list-level-properties>
      </text:list-level-style-number>
      <text:list-level-style-number text:level="5" text:style-name="_31_4pt標楷體" style:num-suffix="、" style:num-format="甲, 乙, 丙, ...">
        <style:list-level-properties text:list-level-position-and-space-mode="label-alignment">
          <style:list-level-label-alignment text:label-followed-by="nothing" fo:text-indent="-0.988cm" fo:margin-left="2.963cm"/>
        </style:list-level-properties>
      </text:list-level-style-number>
      <text:list-level-style-number text:level="6" text:style-name="_31_4pt標楷體" style:num-prefix="(" style:num-suffix=")" style:num-format="甲, 乙, 丙, ...">
        <style:list-level-properties text:list-level-position-and-space-mode="label-alignment">
          <style:list-level-label-alignment text:label-followed-by="nothing" fo:text-indent="-0.988cm" fo:margin-left="3.457cm"/>
        </style:list-level-properties>
      </text:list-level-style-number>
      <text:list-level-style-number text:level="7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3.951cm"/>
        </style:list-level-properties>
      </text:list-level-style-number>
      <text:list-level-style-number text:level="8" text:style-name="_31_4pt標楷體" style:num-suffix="." style:num-format="1">
        <style:list-level-properties text:list-level-position-and-space-mode="label-alignment">
          <style:list-level-label-alignment text:label-followed-by="nothing" fo:text-indent="-0.564cm" fo:margin-left="5.715cm"/>
        </style:list-level-properties>
      </text:list-level-style-number>
      <text:list-level-style-number text:level="9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常用編號_3010_一_3001__28_一_29_1._28_1_29_A.a._2460__3011_" style:display-name="14pt常用編號【一、(一)1.(1)A.a.①】">
      <text:list-level-style-number text:level="1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1.976cm"/>
        </style:list-level-properties>
      </text:list-level-style-number>
      <text:list-level-style-number text:level="4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469cm"/>
        </style:list-level-properties>
      </text:list-level-style-number>
      <text:list-level-style-number text:level="5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2.963cm"/>
        </style:list-level-properties>
      </text:list-level-style-number>
      <text:list-level-style-number text:level="6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457cm"/>
        </style:list-level-properties>
      </text:list-level-style-number>
      <text:list-level-style-number text:level="7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3.951cm"/>
        </style:list-level-properties>
      </text:list-level-style-number>
      <text:list-level-style-number text:level="8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完整十層_3010_壹_3001_一_3001__28_一_29_1._28_1_29_A.a.甲_3001__28_甲_29__2460__3011_" style:display-name="14pt完整十層【壹、一、(一)1.(1)A.a.甲、(甲)①】">
      <text:list-level-style-number text:level="1" text:style-name="_31_4pt標楷體" style:num-suffix="、" style:num-format="壹, 貳, 參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976cm"/>
        </style:list-level-properties>
      </text:list-level-style-number>
      <text:list-level-style-number text:level="4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2.469cm"/>
        </style:list-level-properties>
      </text:list-level-style-number>
      <text:list-level-style-number text:level="5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963cm"/>
        </style:list-level-properties>
      </text:list-level-style-number>
      <text:list-level-style-number text:level="6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457cm"/>
        </style:list-level-properties>
      </text:list-level-style-number>
      <text:list-level-style-number text:level="7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951cm"/>
        </style:list-level-properties>
      </text:list-level-style-number>
      <text:list-level-style-number text:level="8" text:style-name="_31_4pt標楷體" style:num-suffix="、" style:num-format="甲, 乙, 丙, ...">
        <style:list-level-properties text:list-level-position-and-space-mode="label-alignment">
          <style:list-level-label-alignment text:label-followed-by="nothing" fo:text-indent="-0.988cm" fo:margin-left="4.445cm"/>
        </style:list-level-properties>
      </text:list-level-style-number>
      <text:list-level-style-number text:level="9" text:style-name="_31_4pt標楷體" style:num-prefix="(" style:num-suffix=")" style:num-format="甲, 乙, 丙, ...">
        <style:list-level-properties text:list-level-position-and-space-mode="label-alignment">
          <style:list-level-label-alignment text:label-followed-by="nothing" fo:text-indent="-0.988cm" fo:margin-left="4.939cm"/>
        </style:list-level-properties>
      </text:list-level-style-number>
      <text:list-level-style-number text:level="10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5.433cm"/>
        </style:list-level-properties>
      </text:list-level-style-number>
    </text:list-style>
    <text:list-style style:name="_31_2PT_20_--_20_一_3001__20__28_一_29__20__20_1_3001__20__28_1_29__20__20_A_3001__20__28_A_29_" style:display-name="12PT -- 一、 (一)  1、 (1)  A、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6PT_20_--_20_一_3001__20__20__28_一_29__20__20__20_1_3001__20__20__28_1_29__20__20__20_A_3001__20__20__28_A_29_" style:display-name="16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一_3001__20__20__28_一_29__20__20__20_1_3001__20__20__28_1_29__20__20__20_A_3001__20__20__28_A_29_" style:display-name="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2PT_20_--_20_1_3001__20__28_1_29__20__20_A_3001__20__28_A_29__20__20_a_3001__20__28_a_29_" style:display-name="12PT -- 1、 (1)  A、 (A)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1_3001__20__20__28_1_29__20__20__20_A_3001__20__20__28_A_29__20__20__20_a_3001__20__20__28_a_29_" style:display-name="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_28_1_29__20__20__2460__20__20_A._20__20__28_A_29__20__20__20__24b6__20__20_a._20_" style:display-name="14PT -- (1)  ①  A.  (A)   Ⓐ  a. 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2460__24b6__20__20_字型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31_2PT_20_--_20__28_一_29__20__20_1_3001__20__28_1_29__20__20_A_3001__20__28_A_29__20__20_a_3001_" style:display-name="12PT -- (一)  1、 (1)  A、 (A)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6PT_20_--_20__28_一_29__20__20__20_1_3001__20__20__28_1_29__20__20__20_A_3001__20__20__28_A_29__20__20__20_a_3001_" style:display-name="16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_31_6PT_20_--_20_壹_3001__20__20_一_3001__20__20__28_一_29__20__20__20_1_3001__20__20__28_1_29__20__20__20_A_3001_" style:display-name="16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_20_--_20_壹_3001__20__20_一_3001__20__20__28_一_29__20__20__20_1_3001__20__20__28_1_29__20__20__20_A_3001_" style:display-name="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31_4PT_20_--_20__28_一_29__20__20__20_1_3001__20__20__28_1_29__20__20__20_A_3001__20__20__28_A_29__20__20__20_a_3001_" style:display-name="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1_3001__20__20__28_1_29__20__20__20_A_3001__20__20__28_A_29__20__20__20_a_3001__20__28_a_29_" style:display-name="16PT -- 1、  (1)   A、  (A) 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_31_4PT_20_--_20_1._20__20__28_1_29__20__20__2460__20__20_A._20__20__28_A_29__20__20__24b6__20_" style:display-name="14PT -- 1.  (1)  ①  A.  (A)  Ⓐ 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2460__24b6__20__20_字型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460__20__20_A._20__20__28_A_29__20__20__20__24b6__20__20_a._20__20__20__28_a_29_" style:display-name="14PT -- ①  A.  (A)   Ⓐ  a.   (a)">
      <text:list-level-style-number text:level="1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2460__24b6__20__20_字型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1._20__20__28_1_29__20__20_A._20__20__28_A_29__20__20_a._20__20__28_a_29_" style:display-name="12PT -- 1.  (1)  A.  (A)  a.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壹_3001_一_3001__20__28_一_29__20__20_1_3001__20__28_1_29__20__20_A_3001_" style:display-name="12PT -- 壹、一、 (一)  1、 (1)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_31_2PT_20_--_20_壹_3001_一_3001__20__28_一_29__20__20__20_1._20__20__28_1_29__20__20__20_A." style:display-name="12PT -- 壹、一、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_28_一_29__20__20_1._20__20__20__28_1_29__20__20_A._20__20__20__28_A_29__20__20_a." style:display-name="12PT -- (一)  1.   (1)  A.   (A)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一_3001__20__28_一_29__20__20_1._20__20__20__28_1_29__20__20_A._20__20__20__28_A_29_" style:display-name="12PT -- 一、 (一)  1.   (1)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1._20__20__20__28_1_29__20__20__20_A._20__20__20__28_A_29__20__20__20_a._20__20__20__28_a_29_" style:display-name="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8_1_29__20__20_A._20__20__28_A_29__20__20_a._20__20__20__28_a_29__20__20__20__28_a-1_29_" style:display-name="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8_一_29__20__20__20_1._20__20__20__28_1_29__20__20__20_A._20__20__20__28_A_29__20__20__20_a." style:display-name="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一_3001__20__20__28_一_29__20__20__20_1._20__20__20__28_1_29__20__20__20_A._20__20__20__28_A_29_" style:display-name="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壹_3001__20__20_一_3001__20__20__28_一_29__20__20__20_1._20__20__28_1_29__20__20__20_A." style:display-name="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1._20__20__20__20__20__28_1_29__20__20__20_A._20__20__20__28_A_29__20__20__20_a._20__20__20__20__28_a_29_" style:display-name="16PT -- 1.     (1)   A.   (A)   a. 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_31_6PT_20_--_20__28_一_29__20__20__20_1._20__20__20__28_1_29__20__20__20_A._20__20__28_A_29__20__20__20_a." style:display-name="16PT -- (一)   1.   (1)   A.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一_3001__20__20__28_一_29__20__20__20_1._20__20__20__20__28_1_29__20__20__20_A._20__20__20__20__28_A_29_" style:display-name="16PT -- 一、  (一)   1.    (1)   A. 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壹_3001__20__20_一_3001__20__20__28_一_29__20__20__20_1._20__20__20__20__28_1_29__20__20__20_A." style:display-name="16PT -- 壹、  一、  (一)   1.  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1_3001__20__20__28_1_29__20__20__20_A_3001__20__20__28_A_29__20__20__20_a_3001__20__28_a_29_" style:display-name="18PT -- 1、  (1)   A、  (A) 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_31_8PT_20_--_20_1._20__20__20__20__20__28_1_29__20__20__20_A._20__20__20__28_A_29__20__20__20_a._20__20__20__20__28_a_29_" style:display-name="18PT -- 1.     (1)   A.   (A)   a. 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_28_一_29__20__20__20_1_3001__20__20__28_1_29__20__20__20_A_3001__20__20__28_A_29__20__20__20_a_3001_" style:display-name="18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_28_一_29__20__20__20_1._20__20__20__28_1_29__20__20__20_A._20__20__28_A_29__20__20__20_a." style:display-name="18PT -- (一)   1.   (1)   A.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一_3001__20__20__28_一_29__20__20__20_1_3001__20__20__28_1_29__20__20__20_A_3001__20__20__28_A_29_" style:display-name="18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一_3001__20__20__28_一_29__20__20__20_1._20__20__20__20__28_1_29__20__20__20_A._20__20__20__20__28_A_29_" style:display-name="18PT -- 一、  (一)   1.    (1)   A. 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壹_3001__20__20_一_3001__20__20__28_一_29__20__20__20_1_3001__20__20__28_1_29__20__20__20_A_3001_" style:display-name="18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壹_3001__20__20_一_3001__20__20__28_一_29__20__20__20_1._20__20__20__20__28_1_29__20__20__20_A." style:display-name="18PT -- 壹、  一、  (一)   1.  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3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Left_20_Page" style:display-name="Left Page" style:page-layout-name="Mpm5" style:next-style-name="Right_20_Page">
      <style:footer>
        <text:p text:style-name="Footer"/>
      </style:footer>
    </style:master-page>
    <style:master-page style:name="Envelope" style:page-layout-name="Mpm6"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19:01.731000000</meta:creation-date>
    <meta:editing-duration>PT8H23M54S</meta:editing-duration>
    <meta:editing-cycles>57</meta:editing-cycles>
    <meta:generator>NDC_ODF_Application_Tools/1.0.2$Windows_X86_64 LibreOffice_project/e7b18eac6983b57cd36244d0d7751dceefe72182</meta:generator>
    <dc:title>會議記錄</dc:title>
    <dc:date>2018-09-11T08:37:37.068000000</dc:date>
    <meta:print-date>2018-08-01T14:03:48.455000000</meta:print-date>
    <meta:document-statistic meta:table-count="4" meta:image-count="0" meta:object-count="0" meta:page-count="5" meta:paragraph-count="150" meta:word-count="2540" meta:character-count="3036" meta:non-whitespace-character-count="2942"/>
    <meta:template xlink:type="simple" xlink:actuate="onRequest" xlink:title="會議記錄" xlink:href="file:///C:/Program%20Files/NDC%20ODF%20Application%20Tools%206/share/template/common/NDCGOVODFTool/Writer_Meeting_Minutes.ott" meta:date="2018-04-23T11:19:01.517000000"/>
  </office:meta>
</office:document-meta>
</file>